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 style:list-style-name="L15">
      <style:text-properties fo:font-size="9pt" style:font-size-asian="9pt" style:font-size-complex="9pt"/>
    </style:style>
    <style:style style:name="P3" style:family="paragraph" style:parent-style-name="Preformatted_20_Text" style:list-style-name="L15">
      <style:text-properties fo:font-size="9pt" style:font-size-asian="9pt" style:font-size-complex="9pt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4"/>
    <style:style style:name="P10" style:family="paragraph" style:parent-style-name="Standard" style:list-style-name="L14"/>
    <style:style style:name="P11" style:family="paragraph" style:parent-style-name="Standard" style:list-style-name="L14"/>
    <style:style style:name="P12" style:family="paragraph" style:parent-style-name="Standard" style:list-style-name="L14"/>
    <style:style style:name="P13" style:family="paragraph" style:parent-style-name="Standard" style:list-style-name="L14"/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ease:</text:p>
      <text:list text:style-name="L1">
        <text:list-item>
          <text:p text:style-name="P4">DBPedia instances of type <text:span text:style-name="T2">opencyc:en/DiseaseType </text:span><text:span text:style-name="T3">or</text:span><text:span text:style-name="T2"> dbpedia-owl:Disease </text:span></text:p>
        </text:list-item>
        <text:list-item>
          <text:p text:style-name="P4">all TCM instances of type <text:bookmark text:name="Find_all_the_genes_associated_with_Alzheimer's_disease"/>http://purl.org/net/tcm/tcm.lifescience.ntu.edu.tw/Disease</text:p>
        </text:list-item>
        <text:list-item>
          <text:p text:style-name="P4">if tcm:Disease rdfs:label = dbpedia:disease rdfs:label ( xml:lang="en") or</text:p>
        </text:list-item>
        <text:list-item>
          <text:p text:style-name="P4">if tcm:Disease rdfs:label matches dbpedia:disease rdfs:label ( xml:lang="en") (at least 95%)</text:p>
        </text:list-item>
      </text:list>
      <text:p text:style-name="Standard"/>
      <text:p text:style-name="P7">Example 1</text:p>
      <text:p text:style-name="Standard">tcm:<text:bookmark text:name="Find_all_the_genes_associated_with_Alzheimer's_disease1"/>Alzheimer_Disease</text:p>
      <text:p text:style-name="Standard"><text:tab/>rdf:type<text:tab/>tcm:Disease ;</text:p>
      <text:p text:style-name="Standard"><text:tab/>rdfs:label<text:tab/>“<text:bookmark text:name="Find_all_the_genes_associated_with_Alzheimer's_disease2"/>Alzheimer Disease” .</text:p>
      <text:p text:style-name="Standard"/>
      <text:p text:style-name="Standard">dbpedia:Alzheimer's_disease</text:p>
      <text:p text:style-name="Standard"><text:tab/>rdf:type<text:tab/>opencyc:en/DiseaseType ;</text:p>
      <text:p text:style-name="Standard"><text:tab/>rdfs:label<text:tab/>“Alzheimer's disease (en)” .</text:p>
      <text:p text:style-name="Standard"/>
      <text:p text:style-name="P7">Example 2</text:p>
      <text:p text:style-name="Standard">tcm:Parkinson_Disease</text:p>
      <text:p text:style-name="Standard"><text:tab/>rdf:type<text:tab/>tcm:Disease ;</text:p>
      <text:p text:style-name="Standard"><text:tab/>rdfs:label<text:tab/>“Parkinson Disease” .</text:p>
      <text:p text:style-name="Standard"/>
      <text:p text:style-name="Standard">dbpedia:Parkinson's_Disease</text:p>
      <text:p text:style-name="Standard"><text:tab/>rdf:type<text:tab/>opencyc:en/DiseaseType ;</text:p>
      <text:p text:style-name="Standard"><text:tab/>rdf:type<text:tab/>dbpedia-owl:Disease ;</text:p>
      <text:p text:style-name="Standard"><text:tab/>rdfs:label<text:tab/>“Parkinson's disease (en)” .</text:p>
      <text:p text:style-name="P7"/>
      <text:p text:style-name="P7">Example 3</text:p>
      <text:p text:style-name="Standard">tcm:Dermatitis_Atopic</text:p>
      <text:p text:style-name="Standard"><text:tab/>rdf:type<text:tab/>tcm:Disease ;</text:p>
      <text:p text:style-name="Standard"><text:tab/>rdfs:label<text:tab/>“Dermatitis, Atopic” .</text:p>
      <text:p text:style-name="Standard"/>
      <text:p text:style-name="Standard">dbpedia:Parkinson's_Disease</text:p>
      <text:p text:style-name="Standard"><text:tab/>rdf:type<text:tab/>dbpedia-owl:Disease ;</text:p>
      <text:p text:style-name="Standard"><text:tab/>rdfs:label<text:tab/>“Atopic dermatitis <text:span text:style-name="T1">(en)</text:span>” .</text:p>
      <text:p text:style-name="P7"/>
      <text:p text:style-name="P7"/>
      <text:p text:style-name="Standard"><text:span text:style-name="T4">There are in total </text:span>553<text:span text:style-name="T4"> diseases in TCM. Let's how many of them can be accurately mapped to DBPedia disease names.</text:span></text:p>
      <text:p text:style-name="Standard"><text:span text:style-name="T4"/></text:p>
      <text:p text:style-name="Standard"><text:span text:style-name="T4">2. Herbs</text:span></text:p>
      <text:p text:style-name="Standard"><text:span text:style-name="T4"/></text:p>
      <text:list text:style-name="L14">
        <text:list-item>
          <text:p text:style-name="P9"><text:span text:style-name="T4">get all Dbpedia instances of type dbpedia-owl:Species</text:span></text:p>
        </text:list-item>
        <text:list-item>
          <text:p text:style-name="P9"><text:span text:style-name="T4">get all TCM instances of type tcm:Medicine</text:span></text:p>
        </text:list-item>
        <text:list-item>
          <text:p text:style-name="P9">if tcm:<text:span text:style-name="T4">Medicine</text:span> rdfs:label = dbpedia-owl:Species rdfs:label or</text:p>
        </text:list-item>
        <text:list-item>
          <text:p text:style-name="P9"><text:span text:style-name="T4">if tcm:Medicine rdfs:label matches dbpedia-owl:Species rdfs:label (at least 95%)</text:span></text:p>
        </text:list-item>
        <text:list-item>
          <text:p text:style-name="P9"><text:span text:style-name="T4">optional, we can use <text:s/>xml:lang="en" as one of the conditions, however, some medicines in TCM are named using other western language, e.g. Papaver somniferum is Spanish name of “Opium poppy”</text:span></text:p>
        </text:list-item>
      </text:list>
      <text:p text:style-name="Standard"><text:span text:style-name="T4"/></text:p>
      <text:p text:style-name="Standard"><text:span text:style-name="T4">A possible alternative rule to rule 5 could be:</text:span></text:p>
      <text:p text:style-name="Standard"><text:soft-page-break/><text:span text:style-name="T4">- <text:s/>if tcm: Medicine = dbpedia:redirect (list), w/o underscore</text:span></text:p>
      <text:p text:style-name="Standard"/>
      <text:p text:style-name="Standard">I have tested with all the herbs associated with Alzheimer's Disease (all their rdfs:label without underscore):</text:p>
      <text:p text:style-name="P1"><text:bookmark text:name="Find_all_the_tcm_medicines_that_can_treat_Alzheimer's_disea"/> &lt;http://purl.org/net/tcm/tcm.lifescience.ntu.edu.tw/id/medicine/Polygala_tenuifolia&gt;</text:p>
      <text:p text:style-name="P1"> &lt;http://purl.org/net/tcm/tcm.lifescience.ntu.edu.tw/id/medicine/Camellia_sinensis&gt;</text:p>
      <text:p text:style-name="P1"> &lt;http://purl.org/net/tcm/tcm.lifescience.ntu.edu.tw/id/medicine/Polygonum_multiflorum&gt;</text:p>
      <text:p text:style-name="P1"> &lt;http://purl.org/net/tcm/tcm.lifescience.ntu.edu.tw/id/medicine/Panax_notoginseng&gt;</text:p>
      <text:p text:style-name="P1"> &lt;http://purl.org/net/tcm/tcm.lifescience.ntu.edu.tw/id/medicine/Papaver_somniferum&gt;</text:p>
      <text:p text:style-name="P1"> &lt;http://purl.org/net/tcm/tcm.lifescience.ntu.edu.tw/id/medicine/Carica_papaya&gt;</text:p>
      <text:p text:style-name="P1"> &lt;http://purl.org/net/tcm/tcm.lifescience.ntu.edu.tw/id/medicine/Lycium_barbarum&gt;</text:p>
      <text:p text:style-name="P1"> &lt;http://purl.org/net/tcm/tcm.lifescience.ntu.edu.tw/id/medicine/Cannabis_sativa&gt;</text:p>
      <text:p text:style-name="P1"> &lt;http://purl.org/net/tcm/tcm.lifescience.ntu.edu.tw/id/medicine/Prunus_persica&gt;</text:p>
      <text:p text:style-name="P1"> &lt;http://purl.org/net/tcm/tcm.lifescience.ntu.edu.tw/id/medicine/Apis_mellifera&gt;</text:p>
      <text:p text:style-name="P1"> &lt;http://purl.org/net/tcm/tcm.lifescience.ntu.edu.tw/id/medicine/Scutellaria_baicalensis&gt;</text:p>
      <text:p text:style-name="P1"> &lt;http://purl.org/net/tcm/tcm.lifescience.ntu.edu.tw/id/medicine/Angelica_gigas&gt;</text:p>
      <text:p text:style-name="P1"> &lt;http://purl.org/net/tcm/tcm.lifescience.ntu.edu.tw/id/medicine/Salvia_miltiorrhiza&gt;</text:p>
      <text:p text:style-name="P1"> &lt;http://purl.org/net/tcm/tcm.lifescience.ntu.edu.tw/id/medicine/Centella_asiatica&gt;</text:p>
      <text:p text:style-name="P1"> &lt;http://purl.org/net/tcm/tcm.lifescience.ntu.edu.tw/id/medicine/Evodia_rutaecarpa&gt;</text:p>
      <text:p text:style-name="P1"> &lt;http://purl.org/net/tcm/tcm.lifescience.ntu.edu.tw/id/medicine/Zingiber_officinale&gt;</text:p>
      <text:p text:style-name="P1"> &lt;http://purl.org/net/tcm/tcm.lifescience.ntu.edu.tw/id/medicine/Glycyrrhiza_uralensis&gt;</text:p>
      <text:p text:style-name="P1"> &lt;http://purl.org/net/tcm/tcm.lifescience.ntu.edu.tw/id/medicine/Panax_ginseng&gt;</text:p>
      <text:p text:style-name="P1"> &lt;http://purl.org/net/tcm/tcm.lifescience.ntu.edu.tw/id/medicine/Hypericum_perforatum&gt;</text:p>
      <text:p text:style-name="P1"> &lt;http://purl.org/net/tcm/tcm.lifescience.ntu.edu.tw/id/medicine/Gastrodia_elata&gt;</text:p>
      <text:p text:style-name="P1"> &lt;http://purl.org/net/tcm/tcm.lifescience.ntu.edu.tw/id/medicine/Nardostachys_jatamansi&gt;</text:p>
      <text:p text:style-name="P1"> &lt;http://purl.org/net/tcm/tcm.lifescience.ntu.edu.tw/id/medicine/Ginkgo_biloba&gt;</text:p>
      <text:p text:style-name="P1"> &lt;http://purl.org/net/tcm/tcm.lifescience.ntu.edu.tw/id/medicine/Curcuma_longa&gt;</text:p>
      <text:p text:style-name="Standard"/>
      <text:p text:style-name="Standard">I cannot find mapping herb in Dbpedia for the following two herbs, but <text:s/>you can find information about these herbs in dbpedia(zh):</text:p>
      <text:list text:style-name="L15">
        <text:list-item>
          <text:p text:style-name="P2">&lt;http://purl.org/net/tcm/tcm.lifescience.ntu.edu.tw/id/medicine/Evodia_rutaecarpa&gt;</text:p>
        </text:list-item>
        <text:list-item>
          <text:p text:style-name="P2">&lt;http://purl.org/net/tcm/tcm.lifescience.ntu.edu.tw/id/medicine/Nardostachys_jatamansi&gt;</text:p>
        </text:list-item>
      </text:list>
      <text:p text:style-name="Standard"/>
      <text:p text:style-name="Standard"><text:span text:style-name="T4">There are in total 848 herb names in TCM.</text:span></text:p>
      <text:p text:style-name="Standard"><text:span text:style-name="T4"/></text:p>
      <text:p text:style-name="Standard"><text:span text:style-name="T4">3. <text:s/>Ingredients</text:span></text:p>
      <text:p text:style-name="Standard">There 4379 ingredients in the TCM datasets. I notice that quite a few of them do not have a mapping Dbpedia resource. I suggest to start from Dbpedia instances that are of type <text:span text:style-name="T2">dbpedia-owl:ChemicalCompound</text:span> and of type <text:span text:style-name="T2">opencyc:en/PolyCompoundChemicalType</text:span> to see how many mappings we can get. </text:p>
      <text:p text:style-name="Standard"/>
      <text:p text:style-name="Standard">The mapping rule is the same as the one for Disease. We have need case-insensitive label mapping, if that is not by default in Silk.</text:p>
      <text:p text:style-name="Standard"><text:span text:style-name="T4"/></text:p>
      <text:p text:style-name="Standard"><text:span text:style-name="T4">4. Effect</text:span></text:p>
      <text:p text:style-name="Standard"><text:span text:style-name="T4">The mapping rule is similar to the one for Disease, except that we cannot define the class of the dbpedia instances at all. We have need case-insensitive label mapping and we might need to loose the matching score to lower than 90%.</text:span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09-05-12T10:51:44</meta:creation-date>
    <dc:creator>root</dc:creator>
    <dc:date>2009-05-12T12:22:32</dc:date>
    <meta:editing-cycles>77</meta:editing-cycles>
    <meta:editing-duration>PT1H30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647" meta:character-count="4610"/>
  </office:meta>
</office:document-meta>
</file>